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bottom" fo:padding-top="0cm" fo:padding-bottom="0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" draw:marker-end-width="0.3cm" draw:textarea-horizontal-align="center" draw:textarea-vertical-align="botto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bottom"/>
    </style:style>
    <style:style style:name="gr7" style:family="graphic" style:parent-style-name="standard">
      <style:graphic-properties draw:marker-end="Arrow" draw:marker-end-width="0.3cm" draw:textarea-horizontal-align="center" draw:textarea-vertical-align="bottom" fo:padding-top="0cm" fo:padding-bottom="0cm" fo:padding-left="0.25cm"/>
    </style:style>
    <style:style style:name="gr8" style:family="graphic" style:parent-style-name="standard">
      <style:graphic-properties draw:marker-start="Arrow" draw:marker-start-width="0.3cm" draw:textarea-horizontal-align="center" draw:textarea-vertical-align="bottom" fo:padding-top="0cm" fo:padding-bottom="0cm" fo:padding-left="0.25cm"/>
    </style:style>
    <style:style style:name="gr9" style:family="graphic" style:parent-style-name="standard">
      <style:graphic-properties draw:marker-end="Arrow" draw:marker-end-width="0.3cm" draw:textarea-horizontal-align="center"/>
    </style:style>
    <style:style style:name="gr10" style:family="graphic" style:parent-style-name="standard">
      <style:graphic-properties draw:marker-start="Arrow" draw:marker-start-width="0.3cm" draw:textarea-horizontal-align="center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.75cm" svg:height="5cm" svg:x="19.25cm" svg:y="8.5cm">
          <text:p text:style-name="P1"><text:span text:style-name="T1">OPB-IF</text:span></text:p>
        </draw:rect>
        <draw:rect draw:style-name="gr1" draw:text-style-name="P2" draw:layer="layout" svg:width="2.125cm" svg:height="1.75cm" svg:x="15.5cm" svg:y="8.75cm">
          <text:p text:style-name="P1"><text:span text:style-name="T1">FIFO</text:span></text:p>
        </draw:rect>
        <draw:rect draw:style-name="gr1" draw:text-style-name="P2" draw:layer="layout" svg:width="2.125cm" svg:height="1.75cm" svg:x="15.5cm" svg:y="10.5cm">
          <text:p text:style-name="P1"><text:span text:style-name="T1">FIFO</text:span></text:p>
        </draw:rect>
        <draw:line draw:style-name="gr2" draw:text-style-name="P3" draw:layer="layout" svg:x1="23.25cm" svg:y1="8.5cm" svg:x2="23.25cm" svg:y2="13.375cm">
          <text:p text:style-name="P4"/>
        </draw:line>
        <draw:line draw:style-name="gr3" draw:text-style-name="P3" draw:layer="layout" svg:x1="22cm" svg:y1="10.75cm" svg:x2="23.25cm" svg:y2="10.75cm">
          <text:p text:style-name="P1">(4)</text:p>
        </draw:line>
        <draw:frame draw:style-name="gr4" draw:text-style-name="P5" draw:layer="layout" svg:width="2.272cm" svg:height="0.475cm" svg:x="22.125cm" svg:y="7.9cm">
          <draw:text-box>
            <text:p text:style-name="P4"><text:span text:style-name="T1">OPB-Bus</text:span></text:p>
          </draw:text-box>
        </draw:frame>
        <draw:rect draw:style-name="gr1" draw:text-style-name="P2" draw:layer="layout" svg:width="2.125cm" svg:height="5cm" svg:x="11.75cm" svg:y="8.5cm">
          <text:p text:style-name="P1"><text:span text:style-name="T1">Shift</text:span></text:p>
          <text:p text:style-name="P1"><text:span text:style-name="T1">Register</text:span></text:p>
        </draw:rect>
        <draw:line draw:style-name="gr5" draw:text-style-name="P1" draw:layer="layout" svg:x1="13.875cm" svg:y1="9.625cm" svg:x2="15.5cm" svg:y2="9.625cm">
          <text:p text:style-name="P1">(1)</text:p>
        </draw:line>
        <draw:line draw:style-name="gr6" draw:text-style-name="P1" draw:layer="layout" svg:x1="13.875cm" svg:y1="11.375cm" svg:x2="15.5cm" svg:y2="11.375cm">
          <text:p text:style-name="P1">(3)</text:p>
        </draw:line>
        <draw:line draw:style-name="gr7" draw:text-style-name="P3" draw:layer="layout" svg:x1="9.5cm" svg:y1="11.125cm" svg:x2="11.75cm" svg:y2="11.125cm">
          <text:p text:style-name="P1">MOSI</text:p>
        </draw:line>
        <draw:line draw:style-name="gr8" draw:text-style-name="P3" draw:layer="layout" svg:x1="9.5cm" svg:y1="11.875cm" svg:x2="11.75cm" svg:y2="11.875cm">
          <text:p text:style-name="P1">MISO</text:p>
        </draw:line>
        <draw:line draw:style-name="gr9" draw:text-style-name="P3" draw:layer="layout" svg:x1="9.5cm" svg:y1="9.625cm" svg:x2="11.75cm" svg:y2="9.625cm">
          <text:p text:style-name="P1">SCLK</text:p>
        </draw:line>
        <draw:line draw:style-name="gr9" draw:text-style-name="P3" draw:layer="layout" svg:x1="9.5cm" svg:y1="10.375cm" svg:x2="11.75cm" svg:y2="10.375cm">
          <text:p text:style-name="P1">CS#</text:p>
        </draw:line>
        <draw:line draw:style-name="gr5" draw:text-style-name="P1" draw:layer="layout" svg:x1="17.625cm" svg:y1="9.625cm" svg:x2="19.25cm" svg:y2="9.625cm">
          <text:p text:style-name="P1">(2)</text:p>
        </draw:line>
        <draw:line draw:style-name="gr6" draw:text-style-name="P1" draw:layer="layout" svg:x1="17.625cm" svg:y1="11.375cm" svg:x2="19.25cm" svg:y2="11.375cm">
          <text:p text:style-name="P1">(4)</text:p>
        </draw:line>
        <draw:line draw:style-name="gr10" draw:text-style-name="P3" draw:layer="layout" svg:x1="13.85cm" svg:y1="13cm" svg:x2="19.225cm" svg:y2="13cm">
          <text:p text:style-name="P4"/>
        </draw:line>
        <draw:line draw:style-name="gr11" draw:text-style-name="P3" draw:layer="layout" svg:x1="16.65cm" svg:y1="13cm" svg:x2="16.65cm" svg:y2="12.25cm">
          <text:p text:style-name="P4"/>
        </draw:line>
        <draw:frame draw:style-name="gr4" draw:layer="layout" svg:width="1.353cm" svg:height="0.475cm" svg:x="16.025cm" svg:y="13.119cm">
          <draw:text-box>
            <text:p text:style-name="P4">R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bottom" fo:padding-top="0cm" fo:padding-bottom="0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 draw:textarea-vertical-align="botto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Daniel Koethe</meta:initial-creator>
    <meta:creation-date>2007-08-20T21:44:32</meta:creation-date>
    <dc:creator>Daniel Koethe</dc:creator>
    <dc:date>2007-09-12T21:29:36</dc:date>
    <dc:language>de-DE</dc:language>
    <meta:editing-cycles>7</meta:editing-cycles>
    <meta:editing-duration>PT16M51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